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10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4465in"/>
    </style:style>
    <style:style style:name="co12" style:family="table-column">
      <style:table-column-properties fo:break-before="auto" style:column-width="1.5465in"/>
    </style:style>
    <style:style style:name="co13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1.2354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4.1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9" style:family="table-cell" style:parent-style-name="Default" style:data-style-name="N100"/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/>
    <style:style style:name="ce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18"/>
        <table:table-column table:style-name="co10" table:default-cell-style-name="ce27"/>
        <table:table-column table:style-name="co3" table:number-columns-repeated="2" table:default-cell-style-name="ce27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3" table:number-columns-repeated="1012" table:default-cell-style-name="ce27"/>
        <table:table-column table:style-name="co3" table:number-columns-repeated="5" table:default-cell-style-name="Default"/>
        <table:table-row table:style-name="ro1">
          <table:table-cell table:style-name="ce17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18" office:value-type="string" calcext:value-type="string">
            <text:p>Full paper</text:p>
          </table:table-cell>
          <table:table-cell table:style-name="ce18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soc</text:p>
          </table:table-cell>
          <table:table-cell table:style-name="ce21" office:value-type="date" office:date-value="2019-04-28" calcext:value-type="date">
            <text:p>2019-04-28</text:p>
          </table:table-cell>
          <table:table-cell table:style-name="ce21" office:value-type="date" office:date-value="2019-05-05" calcext:value-type="date">
            <text:p>2019-05-05</text:p>
          </table:table-cell>
          <table:table-cell table:style-name="ce21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30" office:value-type="string" calcext:value-type="string">
            <text:p><text:a xlink:href="https://www.recosoc.org/" xlink:type="simple">https://www.recosoc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 table:style-name="ce21" office:value-type="date" office:date-value="2019-12-22" calcext:value-type="date">
            <text:p>2019-12-22</text:p>
          </table:table-cell>
          <table:table-cell table:style-name="ce21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30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IP</text:p>
          </table:table-cell>
          <table:table-cell table:style-name="ce21" office:value-type="date" office:date-value="2020-10-25" calcext:value-type="date">
            <text:p>2020-10-25</text:p>
          </table:table-cell>
          <table:table-cell table:style-name="ce21" office:value-type="date" office:date-value="2020-01-11" calcext:value-type="date">
            <text:p>2020-01-11</text:p>
          </table:table-cell>
          <table:table-cell table:style-name="ce21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dasip-conference.org/" xlink:type="simple">https://dasip-conference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S+ISSS</text:p>
          </table:table-cell>
          <table:table-cell table:style-name="ce21" office:value-type="date" office:date-value="2021-02-04" calcext:value-type="date">
            <text:p>2021-02-04</text:p>
          </table:table-cell>
          <table:table-cell table:style-name="ce21" office:value-type="date" office:date-value="2021-09-04" calcext:value-type="date">
            <text:p>2021-09-04</text:p>
          </table:table-cell>
          <table:table-cell table:style-name="ce21" office:value-type="date" office:date-value="2021-05-07" calcext:value-type="date">
            <text:p>2021-05-07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L</text:p>
          </table:table-cell>
          <table:table-cell table:style-name="ce21" office:value-type="date" office:date-value="2021-03-22" calcext:value-type="date">
            <text:p>2021-03-22</text:p>
          </table:table-cell>
          <table:table-cell table:style-name="ce21" office:value-type="date" office:date-value="2021-03-29" calcext:value-type="date">
            <text:p>2021-03-29</text:p>
          </table:table-cell>
          <table:table-cell table:style-name="ce21" office:value-type="date" office:date-value="2021-05-14" calcext:value-type="date">
            <text:p>2021-05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esden, Germany</text:p>
          </table:table-cell>
          <table:table-cell table:style-name="ce30" office:value-type="string" calcext:value-type="string">
            <text:p><text:a xlink:href="https://cfaed.tu-dresden.de/fpl2021/welcome-to-fpl2021" xlink:type="simple">https://cfaed.tu-dresden.de/fpl2021/welcome-to-fpl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V</text:p>
          </table:table-cell>
          <table:table-cell table:style-name="ce21" office:value-type="date" office:date-value="2021-05-07" calcext:value-type="date">
            <text:p>2021-05-07</text:p>
          </table:table-cell>
          <table:table-cell table:style-name="ce21" office:value-type="date" office:date-value="2021-05-14" calcext:value-type="date">
            <text:p>2021-05-14</text:p>
          </table:table-cell>
          <table:table-cell table:style-name="ce21" office:value-type="date" office:date-value="2021-05-24" calcext:value-type="date">
            <text:p>2021-05-24</text:p>
          </table:table-cell>
          <table:table-cell/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carrv.github.io/2021/" xlink:type="simple">https://carrv.github.io/2021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AD</text:p>
          </table:table-cell>
          <table:table-cell table:style-name="ce21" office:value-type="date" office:date-value="2021-05-21" calcext:value-type="date">
            <text:p>2021-05-21</text:p>
          </table:table-cell>
          <table:table-cell table:style-name="ce21" office:value-type="date" office:date-value="2021-05-28" calcext:value-type="date">
            <text:p>2021-05-28</text:p>
          </table:table-cell>
          <table:table-cell table:style-name="ce21" office:value-type="date" office:date-value="2021-07-17" calcext:value-type="date">
            <text:p>2021-07-17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2" table:style-name="ce21" office:value-type="date" office:date-value="2021-06-09" calcext:value-type="date">
            <text:p>2021-06-09</text:p>
          </table:table-cell>
          <table:table-cell table:style-name="ce21" office:value-type="date" office:date-value="2021-11-30" calcext:value-type="date">
            <text:p>2021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 (CA, USA)</text:p>
          </table:table-cell>
          <table:table-cell table:style-name="ce30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FPT</text:p>
          </table:table-cell>
          <table:table-cell table:style-name="ce21" office:value-type="date" office:date-value="2021-07-12" calcext:value-type="date">
            <text:p>2021-07-12</text:p>
          </table:table-cell>
          <table:table-cell table:style-name="ce21" office:value-type="date" office:date-value="2021-07-19" calcext:value-type="date">
            <text:p>2021-07-19</text:p>
          </table:table-cell>
          <table:table-cell table:style-name="ce21" office:value-type="date" office:date-value="2021-09-27" calcext:value-type="date">
            <text:p>2021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kland, New Zeland</text:p>
          </table:table-cell>
          <table:table-cell table:style-name="ce30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table:style-name="ce21" office:value-type="date" office:date-value="2021-09-12" calcext:value-type="date">
            <text:p>2021-09-12</text:p>
          </table:table-cell>
          <table:table-cell table:style-name="ce21" office:value-type="date" office:date-value="2021-09-19" calcext:value-type="date">
            <text:p>2021-09-19</text:p>
          </table:table-cell>
          <table:table-cell table:style-name="ce21" office:value-type="date" office:date-value="2021-11-11" calcext:value-type="date">
            <text:p>2021-11-1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30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C</text:p>
          </table:table-cell>
          <table:table-cell table:style-name="ce21" office:value-type="date" office:date-value="2021-11-15" calcext:value-type="date">
            <text:p>2021-11-15</text:p>
          </table:table-cell>
          <table:table-cell table:style-name="ce21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30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SCA</text:p>
          </table:table-cell>
          <table:table-cell table:style-name="ce22" office:value-type="date" office:date-value="2021-11-16" calcext:value-type="date">
            <text:p>2021-11-16</text:p>
          </table:table-cell>
          <table:table-cell table:style-name="ce22" office:value-type="date" office:date-value="2021-11-23" calcext:value-type="date">
            <text:p>2021-11-23</text:p>
          </table:table-cell>
          <table:table-cell table:style-name="ce22" office:value-type="date" office:date-value="2022-03-02" calcext:value-type="date">
            <text:p>2022-03-02</text:p>
          </table:table-cell>
          <table:table-cell table:style-name="ce19"/>
          <table:table-cell table:style-name="ce19" office:value-type="string" calcext:value-type="string">
            <text:p>New York, USA</text:p>
          </table:table-cell>
          <table:table-cell table:style-name="ce32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ido</text:p>
          </table:table-cell>
          <table:table-cell table:number-columns-repeated="2" table:style-name="ce21" office:value-type="date" office:date-value="2021-11-26" calcext:value-type="date">
            <text:p>2021-11-26</text:p>
          </table:table-cell>
          <table:table-cell table:style-name="ce21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https://rapidoworkshop.github.io/2022/cf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CM</text:p>
          </table:table-cell>
          <table:table-cell table:style-name="ce21" office:value-type="date" office:date-value="2022-01-03" calcext:value-type="date">
            <text:p>2022-01-03</text:p>
          </table:table-cell>
          <table:table-cell table:style-name="ce21" office:value-type="date" office:date-value="2022-01-10" calcext:value-type="date">
            <text:p>2022-01-10</text:p>
          </table:table-cell>
          <table:table-cell table:style-name="ce21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30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D</text:p>
          </table:table-cell>
          <table:table-cell table:number-columns-repeated="2" table:style-name="ce21" office:value-type="date" office:date-value="2022-01-04" calcext:value-type="date">
            <text:p>2022-01-04</text:p>
          </table:table-cell>
          <table:table-cell table:style-name="ce21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30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W</text:p>
          </table:table-cell>
          <table:table-cell table:style-name="ce21" office:value-type="date" office:date-value="2022-01-21" calcext:value-type="date">
            <text:p>2022-01-21</text:p>
          </table:table-cell>
          <table:table-cell table:style-name="ce21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30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WSCAS</text:p>
          </table:table-cell>
          <table:table-cell table:number-columns-repeated="2" table:style-name="ce21" office:value-type="date" office:date-value="2022-05-02" calcext:value-type="date">
            <text:p>2022-05-02</text:p>
          </table:table-cell>
          <table:table-cell table:style-name="ce21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30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nfig</text:p>
          </table:table-cell>
          <table:table-cell table:style-name="ce23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30" office:value-type="string" calcext:value-type="string">
            <text:p><text:a xlink:href="http://www.reconfig.org/" xlink:type="simple">http://www.reconfig.org</text:a></text:p>
          </table:table-cell>
          <table:table-cell table:style-name="ce37" table:number-columns-repeated="1017"/>
        </table:table-row>
        <table:table-row table:style-name="ro1" table:number-rows-repeated="3">
          <table:table-cell table:style-name="ce20"/>
          <table:table-cell table:style-name="Default" table:number-columns-repeated="3"/>
          <table:table-cell table:style-name="ce20" table:number-columns-repeated="3"/>
          <table:table-cell table:style-name="Default" table:number-columns-repeated="1012"/>
          <table:table-cell table:number-columns-repeated="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19"/>
        <table:table-column table:style-name="co3" table:number-columns-repeated="3" table:default-cell-style-name="ce22"/>
        <table:table-column table:style-name="co3" table:default-cell-style-name="ce19"/>
        <table:table-column table:style-name="co7" table:default-cell-style-name="ce19"/>
        <table:table-column table:style-name="co3" table:default-cell-style-name="ce32"/>
        <table:table-column table:style-name="co3" table:number-columns-repeated="1017" table:default-cell-style-name="ce37"/>
        <table:table-row table:style-name="ro1">
          <table:table-cell table:style-name="ce38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27" office:value-type="string" calcext:value-type="string">
            <text:p>Full paper</text:p>
          </table:table-cell>
          <table:table-cell table:style-name="ce27" office:value-type="string" calcext:value-type="string">
            <text:p>Notification</text:p>
          </table:table-cell>
          <table:table-cell table:style-name="ce27" office:value-type="string" calcext:value-type="string">
            <text:p>Rank</text:p>
          </table:table-cell>
          <table:table-cell table:style-name="ce27" office:value-type="string" calcext:value-type="string">
            <text:p>Location</text:p>
          </table:table-cell>
          <table:table-cell table:style-name="ce27" office:value-type="string" calcext:value-type="string">
            <text:p>Link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WOOT</text:p>
          </table:table-cell>
          <table:table-cell office:value-type="date" office:date-value="2021-01-27" calcext:value-type="date">
            <text:p>2021-01-27</text:p>
          </table:table-cell>
          <table:table-cell office:value-type="date" office:date-value="2021-01-29" calcext:value-type="date">
            <text:p>2021-01-29</text:p>
          </table:table-cell>
          <table:table-cell office:value-type="date" office:date-value="2021-03-01" calcext:value-type="date">
            <text:p>2021-03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www.ieee-security.org/TC/SP2021/SPW2021/WOOT21" xlink:type="simple">https://www.ieee-security.org/TC/SP2021/SPW2021/WOOT21</text:a></text:p>
          </table:table-cell>
          <table:table-cell table:style-name="Default" table:number-columns-repeated="1017"/>
        </table:table-row>
        <table:table-row table:style-name="ro1">
          <table:table-cell table:style-name="ce27" office:value-type="string" calcext:value-type="string">
            <text:p>HOST 2021</text:p>
          </table:table-cell>
          <table:table-cell table:style-name="ce21" office:value-type="date" office:date-value="2021-04-27" calcext:value-type="date">
            <text:p>2021-04-27</text:p>
          </table:table-cell>
          <table:table-cell table:style-name="ce21" office:value-type="date" office:date-value="2021-11-05" calcext:value-type="date">
            <text:p>2021-11-05</text:p>
          </table:table-cell>
          <table:table-cell table:style-name="ce21" office:value-type="date" office:date-value="2021-06-15" calcext:value-type="date">
            <text:p>2021-06-15</text:p>
          </table:table-cell>
          <table:table-cell table:style-name="ce27"/>
          <table:table-cell table:style-name="ce27" office:value-type="string" calcext:value-type="string">
            <text:p>Washington, USA</text:p>
          </table:table-cell>
          <table:table-cell table:style-name="ce39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NDSS</text:p>
          </table:table-cell>
          <table:table-cell table:number-columns-repeated="2" office:value-type="date" office:date-value="2021-07-23" calcext:value-type="date">
            <text:p>2021-07-23</text:p>
          </table:table-cell>
          <table:table-cell office:value-type="date" office:date-value="2021-10-29" calcext:value-type="date">
            <text:p>2021-10-29</text:p>
          </table:table-cell>
          <table:table-cell/>
          <table:table-cell office:value-type="string" calcext:value-type="string">
            <text:p>San Diego, USA</text:p>
          </table:table-cell>
          <table:table-cell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Asia CCS</text:p>
          </table:table-cell>
          <table:table-cell table:number-columns-repeated="2" office:value-type="date" office:date-value="2021-07-30" calcext:value-type="date">
            <text:p>2021-07-30</text:p>
          </table:table-cell>
          <table:table-cell office:value-type="date" office:date-value="2021-10-18" calcext:value-type="date">
            <text:p>2021-10-18</text:p>
          </table:table-cell>
          <table:table-cell/>
          <table:table-cell office:value-type="string" calcext:value-type="string">
            <text:p>Nagasaki, Japan</text:p>
          </table:table-cell>
          <table:table-cell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style-name="ce27" table:number-columns-repeated="1012"/>
          <table:table-cell table:style-name="Default" table:number-columns-repeated="5"/>
        </table:table-row>
        <table:table-row table:style-name="ro1">
          <table:table-cell table:style-name="ce27" office:value-type="string" calcext:value-type="string">
            <text:p>HASP</text:p>
          </table:table-cell>
          <table:table-cell table:number-columns-repeated="2" table:style-name="ce21" office:value-type="date" office:date-value="2021-09-18" calcext:value-type="date">
            <text:p>2021-09-18</text:p>
          </table:table-cell>
          <table:table-cell table:style-name="ce21" office:value-type="date" office:date-value="2021-02-10" calcext:value-type="date">
            <text:p>2021-02-10</text:p>
          </table:table-cell>
          <table:table-cell table:style-name="ce27" office:value-type="string" calcext:value-type="string">
            <text:p>A+/A</text:p>
          </table:table-cell>
          <table:table-cell table:style-name="ce27" office:value-type="string" calcext:value-type="string">
            <text:p>Athens, Greece</text:p>
          </table:table-cell>
          <table:table-cell table:style-name="ce39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date" office:date-value="2021-12-02" calcext:value-type="date">
            <text:p>2021-12-02</text:p>
          </table:table-cell>
          <table:table-cell office:value-type="date" office:date-value="2022-03-04" calcext:value-type="date">
            <text:p>2022-03-04</text:p>
          </table:table-cell>
          <table:table-cell/>
          <table:table-cell office:value-type="string" calcext:value-type="string">
            <text:p>Oakland, USA</text:p>
          </table:table-cell>
          <table:table-cell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S</text:p>
          </table:table-cell>
          <table:table-cell table:number-columns-repeated="2" office:value-type="date" office:date-value="2022-01-14" calcext:value-type="date">
            <text:p>2022-01-14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Los Angeles, USA</text:p>
          </table:table-cell>
          <table:table-cell office:value-type="string" calcext:value-type="string">
            <text:p><text:a xlink:href="https://www.sigsac.org/ccs/CCS2022" xlink:type="simple">https://www.sigsac.org/ccs/CCS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nix</text:p>
          </table:table-cell>
          <table:table-cell table:number-columns-repeated="2" office:value-type="date" office:date-value="2022-02-01" calcext:value-type="date">
            <text:p>2022-02-01</text:p>
          </table:table-cell>
          <table:table-cell office:value-type="date" office:date-value="2022-05-02" calcext:value-type="date">
            <text:p>2022-05-02</text:p>
          </table:table-cell>
          <table:table-cell/>
          <table:table-cell office:value-type="string" calcext:value-type="string">
            <text:p>Boston, USA</text:p>
          </table:table-cell>
          <table:table-cell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RYPTARCHI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Postponed 2022</text:p>
          </table:table-cell>
          <table:table-cell table:style-name="ce39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HES</text:p>
          </table:table-cell>
          <table:table-cell table:number-columns-repeated="3" table:style-name="ce21" office:value-type="string" calcext:value-type="string">
            <text:p>N/A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Online</text:p>
          </table:table-cell>
          <table:table-cell table:style-name="ce39" office:value-type="string" calcext:value-type="string">
            <text:p><text:a xlink:href="https://ches.iacr.org/" xlink:type="simple">https://ches.iacr.org</text:a></text:p>
          </table:table-cell>
          <table:table-cell table:number-columns-repeated="1017"/>
        </table:table-row>
      </table:table>
      <table:table table:name="VMs, OS, languages" table:style-name="ta1">
        <table:table-column table:style-name="co3" table:default-cell-style-name="ce19"/>
        <table:table-column table:style-name="co3" table:number-columns-repeated="3" table:default-cell-style-name="ce22"/>
        <table:table-column table:style-name="co3" table:default-cell-style-name="ce19"/>
        <table:table-column table:style-name="co8" table:default-cell-style-name="ce19"/>
        <table:table-column table:style-name="co3" table:default-cell-style-name="ce32"/>
        <table:table-column table:style-name="co3" table:number-columns-repeated="1017" table:default-cell-style-name="ce37"/>
        <table:table-row table:style-name="ro1">
          <table:table-cell table:style-name="ce38" office:value-type="string" calcext:value-type="string">
            <text:p>Conferences</text:p>
          </table:table-cell>
          <table:table-cell table:style-name="ce38" office:value-type="string" calcext:value-type="string">
            <text:p>Abstract</text:p>
          </table:table-cell>
          <table:table-cell table:style-name="ce27" office:value-type="string" calcext:value-type="string">
            <text:p>Full paper</text:p>
          </table:table-cell>
          <table:table-cell table:style-name="ce27" office:value-type="string" calcext:value-type="string">
            <text:p>Notification</text:p>
          </table:table-cell>
          <table:table-cell table:style-name="ce27" office:value-type="string" calcext:value-type="string">
            <text:p>Rank</text:p>
          </table:table-cell>
          <table:table-cell table:style-name="ce27" office:value-type="string" calcext:value-type="string">
            <text:p>Location</text:p>
          </table:table-cell>
          <table:table-cell table:style-name="ce27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table:number-columns-repeated="2" office:value-type="date" office:date-value="2021-01-22" calcext:value-type="date">
            <text:p>2021-01-22</text:p>
          </table:table-cell>
          <table:table-cell office:value-type="date" office:date-value="2021-02-26" calcext:value-type="date">
            <text:p>2021-02-26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vee-2021" xlink:type="simple">https://conf.researchr.org/home/ve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1-06-04" calcext:value-type="date">
            <text:p>2021-06-04</text:p>
          </table:table-cell>
          <table:table-cell office:value-type="date" office:date-value="2021-07-07" calcext:value-type="date">
            <text:p>2021-07-07</text:p>
          </table:table-cell>
          <table:table-cell/>
          <table:table-cell office:value-type="string" calcext:value-type="string">
            <text:p>Munster, Germany</text:p>
          </table:table-cell>
          <table:table-cell office:value-type="string" calcext:value-type="string">
            <text:p><text:a xlink:href="https://wwuindico.uni-muenster.de/event/449/" xlink:type="simple">https://wwuindico.uni-muenster.de/event/449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1-07-12" calcext:value-type="date">
            <text:p>2021-07-12</text:p>
          </table:table-cell>
          <table:table-cell office:value-type="date" office:date-value="2021-07-16" calcext:value-type="date">
            <text:p>2021-07-16</text:p>
          </table:table-cell>
          <table:table-cell office:value-type="date" office:date-value="2021-09-01" calcext:value-type="date">
            <text:p>2021-09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gpce-2021" xlink:type="simple">https://conf.researchr.org/home/gpc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19"/>
        <table:table-column table:style-name="co3" table:number-columns-repeated="3" table:default-cell-style-name="ce37"/>
        <table:table-column table:style-name="co3" table:default-cell-style-name="ce19"/>
        <table:table-column table:style-name="co8" table:default-cell-style-name="ce19"/>
        <table:table-column table:style-name="co9" table:default-cell-style-name="ce19"/>
        <table:table-column table:style-name="co3" table:number-columns-repeated="1017" table:default-cell-style-name="ce37"/>
        <table:table-row table:style-name="ro1">
          <table:table-cell table:style-name="ce17" office:value-type="string" calcext:value-type="string">
            <text:p>Conferences</text:p>
          </table:table-cell>
          <table:table-cell table:style-name="ce17" office:value-type="string" calcext:value-type="string">
            <text:p>Abstract</text:p>
          </table:table-cell>
          <table:table-cell table:style-name="ce18" office:value-type="string" calcext:value-type="string">
            <text:p>Full paper</text:p>
          </table:table-cell>
          <table:table-cell table:style-name="ce18" office:value-type="string" calcext:value-type="string">
            <text:p>Notification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Location</text:p>
          </table:table-cell>
          <table:table-cell table:style-name="ce18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22" office:value-type="date" office:date-value="2020-03-24" calcext:value-type="date">
            <text:p>2020-03-24</text:p>
          </table:table-cell>
          <table:table-cell table:style-name="ce22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32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22" office:value-type="date" office:date-value="2021-10-10" calcext:value-type="date">
            <text:p>2021-10-10</text:p>
          </table:table-cell>
          <table:table-cell table:style-name="ce22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32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19">
          <table:sort>
            <table:sort-by table:field-number="1" table:data-type="automatic"/>
          </table:sort>
        </table:database-range>
        <table:database-range table:name="__Anonymous_Sheet_DB__1" table:target-range-address="Security.A1:Security.G11">
          <table:sort>
            <table:sort-by table:field-number="1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23:30:27.208853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1-12-15T23:28:34.537779432</dc:date>
    <meta:editing-duration>PT1H6M9S</meta:editing-duration>
    <meta:editing-cycles>24</meta:editing-cycles>
    <meta:generator>LibreOffice/7.0.4.2$Linux_X86_64 LibreOffice_project/00$Build-2</meta:generator>
    <meta:document-statistic meta:table-count="4" meta:cell-count="269" meta:object-count="0"/>
  </office:meta>
</office:document-meta>
</file>